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2">
      <style:text-properties fo:font-size="16pt" style:font-size-asian="16pt" style:font-size-complex="16pt"/>
    </style:style>
    <style:style style:name="P5" style:family="paragraph" style:parent-style-name="Standard" style:list-style-name="L3">
      <style:text-properties fo:font-size="16pt" style:font-size-asian="16pt" style:font-size-complex="16pt"/>
    </style:style>
    <style:style style:name="P6" style:family="paragraph" style:parent-style-name="Standard" style:list-style-name="L4">
      <style:text-properties fo:font-size="16pt" style:font-size-asian="16pt" style:font-size-complex="16pt"/>
    </style:style>
    <style:style style:name="P7" style:family="paragraph" style:parent-style-name="Standard" style:list-style-name="L5">
      <style:text-properties fo:font-size="16pt" style:font-size-asian="16pt" style:font-size-complex="16pt"/>
    </style:style>
    <style:style style:name="P8" style:family="paragraph" style:parent-style-name="Standard" style:list-style-name="L6">
      <style:text-properties fo:font-size="16pt" style:font-size-asian="16pt" style:font-size-complex="16pt"/>
    </style:style>
    <style:style style:name="P9" style:family="paragraph" style:parent-style-name="Standard" style:list-style-name="L7">
      <style:text-properties fo:font-size="16pt" style:font-size-asian="16pt" style:font-size-complex="16pt"/>
    </style:style>
    <style:style style:name="P10" style:family="paragraph" style:parent-style-name="Standard" style:list-style-name="L8">
      <style:text-properties fo:font-size="16pt" style:font-size-asian="16pt" style:font-size-complex="16pt"/>
    </style:style>
    <style:style style:name="P11" style:family="paragraph" style:parent-style-name="Standard" style:list-style-name="L9">
      <style:text-properties fo:font-size="16pt" style:font-size-asian="16pt" style:font-size-complex="16pt"/>
    </style:style>
    <style:style style:name="P12" style:family="paragraph" style:parent-style-name="Standard" style:list-style-name="L10">
      <style:text-properties fo:font-size="16pt" style:font-size-asian="16pt" style:font-size-complex="16pt"/>
    </style:style>
    <style:style style:name="P13" style:family="paragraph" style:parent-style-name="Standard" style:list-style-name="L9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botnets</text:p>
      <text:p text:style-name="P1"/>
      <text:p text:style-name="P1">Def: Bot</text:p>
      <text:list text:style-name="L1">
        <text:list-item>
          <text:p text:style-name="P3">Software that</text:p>
          <text:list>
            <text:list-item>
              <text:p text:style-name="P3">executes without intent of system owner</text:p>
            </text:list-item>
            <text:list-item>
              <text:p text:style-name="P3">accepts commands from remote attacker via the network</text:p>
            </text:list-item>
            <text:list-item>
              <text:p text:style-name="P3">executes network-based attacks</text:p>
            </text:list-item>
            <text:list-item>
              <text:p text:style-name="P3">[ draw picture ]</text:p>
            </text:list-item>
          </text:list>
        </text:list-item>
        <text:list-item>
          <text:p text:style-name="P3">Bots are resources to attackers</text:p>
          <text:list>
            <text:list-item>
              <text:p text:style-name="P3">install to remain persistent across reboot</text:p>
            </text:list-item>
            <text:list-item>
              <text:p text:style-name="P3">try to minimize impact to system</text:p>
            </text:list-item>
            <text:list-item>
              <text:p text:style-name="P3">patch software flaws to keep other bots out</text:p>
            </text:list-item>
          </text:list>
        </text:list-item>
      </text:list>
      <text:p text:style-name="P1"/>
      <text:p text:style-name="P1">Def: Botnet</text:p>
      <text:list text:style-name="L2">
        <text:list-item>
          <text:p text:style-name="P4">A network of bots under control of same master</text:p>
        </text:list-item>
        <text:list-item>
          <text:p text:style-name="P4">Essentially a malicious distributed system created without consent of node owners</text:p>
        </text:list-item>
        <text:list-item>
          <text:p text:style-name="P4">[ draw picture ]</text:p>
        </text:list-item>
      </text:list>
      <text:p text:style-name="P1"/>
      <text:p text:style-name="P1">Def: Botmaster</text:p>
      <text:list text:style-name="L3">
        <text:list-item>
          <text:p text:style-name="P5">The attacker who controls an entire botnet</text:p>
        </text:list-item>
      </text:list>
      <text:p text:style-name="P1"/>
      <text:p text:style-name="P1">Evolution</text:p>
      <text:list text:style-name="L4">
        <text:list-item>
          <text:p text:style-name="P6">evolved from viruses &amp; worms</text:p>
        </text:list-item>
        <text:list-item>
          <text:p text:style-name="P6">worms: automated propagation for disruption</text:p>
        </text:list-item>
        <text:list-item>
          <text:p text:style-name="P6">bots: automated propagation to create distributed system that makes an attacker money</text:p>
        </text:list-item>
        <text:list-item>
          <text:p text:style-name="P6">essentially worms with profit capability</text:p>
        </text:list-item>
      </text:list>
      <text:p text:style-name="P1"/>
      <text:p text:style-name="P1">Bot network use</text:p>
      <text:list text:style-name="L5">
        <text:list-item>
          <text:p text:style-name="P7">Propagation for bot installation</text:p>
        </text:list-item>
        <text:list-item>
          <text:p text:style-name="P7">Rallying messages sent by bots to botmaster</text:p>
        </text:list-item>
        <text:list-item>
          <text:p text:style-name="P7">Controlling messages sent by botmaster to bots</text:p>
        </text:list-item>
        <text:list-item>
          <text:p text:style-name="P7">Attack traffic sent by bots in response to command</text:p>
        </text:list-item>
      </text:list>
      <text:p text:style-name="P1"/>
      <text:p text:style-name="P1"/>
      <text:p text:style-name="P1"><text:soft-page-break/>Def: Command &amp; Control</text:p>
      <text:list text:style-name="L6">
        <text:list-item>
          <text:p text:style-name="P8">The network communications channel used by a botnet for rallying and controlling messages</text:p>
          <text:list>
            <text:list-item>
              <text:p text:style-name="P8">Rallying: bots advertising presence</text:p>
            </text:list-item>
            <text:list-item>
              <text:p text:style-name="P8">Control: botmaster issuing commands to bots</text:p>
            </text:list-item>
          </text:list>
        </text:list-item>
        <text:list-item>
          <text:p text:style-name="P8">Common C&amp;C: IRC, HTTP, P2P</text:p>
        </text:list-item>
      </text:list>
      <text:p text:style-name="P1"/>
      <text:p text:style-name="P1">Uses for botnets</text:p>
      <text:list text:style-name="L7">
        <text:list-item>
          <text:p text:style-name="P9">DDoS</text:p>
          <text:list>
            <text:list-item>
              <text:p text:style-name="P9">4% of global internet traffic is DDoS</text:p>
            </text:list-item>
          </text:list>
        </text:list-item>
        <text:list-item>
          <text:p text:style-name="P9">Spam generation</text:p>
          <text:list>
            <text:list-item>
              <text:p text:style-name="P9">95-100% of global spam comes from botnets</text:p>
            </text:list-item>
          </text:list>
        </text:list-item>
        <text:list-item>
          <text:p text:style-name="P9">Host phishing websites</text:p>
        </text:list-item>
        <text:list-item>
          <text:p text:style-name="P9">These uses make money: extortion, junk mail, phishing</text:p>
        </text:list-item>
      </text:list>
      <text:p text:style-name="P1"/>
      <text:p text:style-name="P1">Defenses</text:p>
      <text:list text:style-name="L8">
        <text:list-item>
          <text:p text:style-name="P10">Software security (prevent propagation)</text:p>
        </text:list-item>
        <text:list-item>
          <text:p text:style-name="P10">Detect propagation (unusual/many network connections)</text:p>
        </text:list-item>
        <text:list-item>
          <text:p text:style-name="P10">Detect rallying and C&amp;C </text:p>
          <text:list>
            <text:list-item>
              <text:p text:style-name="P10">DNS-based detection</text:p>
            </text:list-item>
            <text:list-item>
              <text:p text:style-name="P10">Bots do not use hardcoded IP addresses: reveals attacker, provides straightforward shutdown of C&amp;C</text:p>
            </text:list-item>
            <text:list-item>
              <text:p text:style-name="P10">Bots use DNS to allow botmaster to change IP address of C&amp;C server</text:p>
            </text:list-item>
            <text:list-item>
              <text:p text:style-name="P10">Detect unusual DNS use &amp; take over account</text:p>
            </text:list-item>
          </text:list>
        </text:list-item>
        <text:list-item>
          <text:p text:style-name="P10">Withstand attacks (iron, spam prevention)</text:p>
        </text:list-item>
      </text:list>
      <text:p text:style-name="P1"/>
      <text:p text:style-name="P1">Spam prevalence</text:p>
      <text:list text:style-name="L10">
        <text:list-item>
          <text:p text:style-name="P12">Extremely low cost to send</text:p>
        </text:list-item>
        <text:list-item>
          <text:p text:style-name="P12">Even minuscule response rates can generate income</text:p>
        </text:list-item>
      </text:list>
      <text:p text:style-name="P1"/>
      <text:p text:style-name="P1">Spam prevention</text:p>
      <text:list text:style-name="L9">
        <text:list-item>
          <text:p text:style-name="P11">Analyze message content</text:p>
          <text:list>
            <text:list-item>
              <text:p text:style-name="P11">Bayes filtering</text:p>
            </text:list-item>
            <text:list-item>
              <text:p text:style-name="P11">Identify distinguishing words</text:p>
            </text:list-item>
            <text:list-item>
              <text:p text:style-name="P11">Requires per-user training period</text:p>
            </text:list-item>
            <text:list-item>
              <text:p text:style-name="P11">Random messages, random blocks of text in spam used to confuse <text:soft-page-break/>training</text:p>
            </text:list-item>
          </text:list>
        </text:list-item>
        <text:list-item>
          <text:p text:style-name="P11">Analyze message properties</text:p>
          <text:list>
            <text:list-item>
              <text:p text:style-name="P11">SpamAssassin</text:p>
            </text:list-item>
            <text:list-item>
              <text:p text:style-name="P11">Identify distinguishing characteristics</text:p>
            </text:list-item>
          </text:list>
        </text:list-item>
        <text:list-item>
          <text:p text:style-name="P11">Analyze traffic</text:p>
          <text:list>
            <text:list-item>
              <text:p text:style-name="P11">Identify unusual message sending patterns / rates</text:p>
            </text:list-item>
          </text:list>
        </text:list-item>
        <text:list-item>
          <text:p text:style-name="P11">Collaborative identification</text:p>
          <text:list>
            <text:list-item>
              <text:p text:style-name="P11">Only few recipients need mark as spam for all recipients to receive filtering</text:p>
            </text:list-item>
            <text:list-item>
              <text:p text:style-name="P11">Gmail, any centralized service</text:p>
            </text:list-item>
          </text:list>
        </text:list-item>
        <text:list-item>
          <text:p text:style-name="P11">Increase cost of sending</text:p>
          <text:list>
            <text:list-item>
              <text:p text:style-name="P11">Computation, micro-payments</text:p>
            </text:list-item>
          </text:list>
        </text:list-item>
        <text:list-item>
          <text:p text:style-name="P11">Legal repercussion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0-09T18:49:13</meta:creation-date>
    <dc:creator>Jon Giffin</dc:creator>
    <dc:date>2008-10-09T23:34:27</dc:date>
    <dc:language>en-US</dc:language>
    <meta:editing-cycles>6</meta:editing-cycles>
    <meta:editing-duration>PT25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351" meta:character-count="2349"/>
  </office:meta>
</office:document-meta>
</file>